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65900000899758F040848357E9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text-line-through-type="none" fo:font-family="Arial" style:font-style-name="Normál" style:font-family-generic="swiss" fo:font-size="5pt" fo:font-style="normal" style:text-underline-style="none"/>
    </style:style>
    <style:style style:name="gr1" style:family="graphic">
      <style:graphic-properties draw:textarea-vertical-align="middle" fo:background-color="#ffffd7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Űrlap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JOY_BTN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1" draw:name="Shape 1" draw:style-name="gr1" draw:text-style-name="P1" svg:width="1.028in" svg:height="0.1433in" svg:x="1.3752in" svg:y="1.9311in" draw:control="control2"/>
      <draw:control text:anchor-type="page" text:anchor-page-number="1" draw:z-index="0" draw:name="Shape1" draw:style-name="gr1" draw:text-style-name="P1" svg:width="1.028in" svg:height="0.1433in" svg:x="1.3835in" svg:y="1.7882in" draw:control="control1"/>
      <text:p text:style-name="Titl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Thrustmaster_25_20Warthog_25_20Joystick_25_20Chart" draw:display-name="Thrustmaster%20Warthog%20Joystick%20Chart" xlink:href="Pictures/100000010000065900000899758F040848357E9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in" style:writing-mode="lr-tb" draw:fill="bitmap" draw:fill-image-name="Thrustmaster_25_20Warthog_25_20Joystick_25_20Chart" draw:fill-image-width="100%" draw:fill-image-height="100%" style:repeat="no-repeat" draw:fill-image-ref-point="center" style:footnote-max-height="0in" loext:margin-gutter="0in">
        <style:background-image xlink:href="Pictures/100000010000065900000899758F040848357E9E.png" xlink:type="simple" xlink:actuate="onLoad" style:position="center center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Thrustmaster_25_20Warthog_25_20Joystick_25_20Chart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5:32:50.018569922</meta:creation-date>
    <dc:date>2023-08-05T16:08:25.387963473</dc:date>
    <meta:editing-duration>PT35M3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5.5.2$MacOSX_AARCH64 LibreOffice_project/ca8fe7424262805f223b9a2334bc7181abbcbf5e</meta:generator>
  </office:meta>
</office:document-meta>
</file>